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byssinica SIL" svg:font-family="'Abyssinica SIL'"/>
    <style:font-face style:name="Abyssinica SIL Rev" svg:font-family="'Abyssinica SIL Rev'"/>
    <style:font-face style:name="Mangal1" svg:font-family="Mangal"/>
    <style:font-face style:name="Times New Roman1" svg:font-family="'Times New Roman'" style:font-family-generic="roman"/>
    <style:font-face style:name="Arial2" svg:font-family="Arial" style:font-family-generic="swiss"/>
    <style:font-face style:name="Abyssinica SIL2" svg:font-family="'Abyssinica SIL'" style:font-pitch="variable"/>
    <style:font-face style:name="Abyssinica SIL1" svg:font-family="'Abyssinica SIL'" style:font-adornments="Regular" style:font-pitch="variable"/>
    <style:font-face style:name="Abyssinica SIL Rev1" svg:font-family="'Abyssinica SIL Rev'" style:font-pitch="variable"/>
    <style:font-face style:name="Abyssinica SIL Rev:117=1" svg:font-family="'Abyssinica SIL Rev:117=1'" style:font-pitch="variable"/>
    <style:font-face style:name="Abyssinica SIL:101=1" svg:font-family="'Abyssinica SIL:101=1'" style:font-pitch="variable"/>
    <style:font-face style:name="Abyssinica SIL:102=1" svg:font-family="'Abyssinica SIL:102=1'" style:font-pitch="variable"/>
    <style:font-face style:name="Abyssinica SIL:103=1" svg:font-family="'Abyssinica SIL:103=1'" style:font-pitch="variable"/>
    <style:font-face style:name="Abyssinica SIL:104=1" svg:font-family="'Abyssinica SIL:104=1'" style:font-pitch="variable"/>
    <style:font-face style:name="Abyssinica SIL:105=1" svg:font-family="'Abyssinica SIL:105=1'" style:font-pitch="variable"/>
    <style:font-face style:name="Abyssinica SIL:106=1" svg:font-family="'Abyssinica SIL:106=1'" style:font-pitch="variable"/>
    <style:font-face style:name="Abyssinica SIL:107=1" svg:font-family="'Abyssinica SIL:107=1'" style:font-pitch="variable"/>
    <style:font-face style:name="Abyssinica SIL:108=1" svg:font-family="'Abyssinica SIL:108=1'" style:font-pitch="variable"/>
    <style:font-face style:name="Abyssinica SIL:109=1" svg:font-family="'Abyssinica SIL:109=1'" style:font-pitch="variable"/>
    <style:font-face style:name="Abyssinica SIL:110=1" svg:font-family="'Abyssinica SIL:110=1'" style:font-pitch="variable"/>
    <style:font-face style:name="Abyssinica SIL:111=1" svg:font-family="'Abyssinica SIL:111=1'" style:font-pitch="variable"/>
    <style:font-face style:name="Abyssinica SIL:112=1" svg:font-family="'Abyssinica SIL:112=1'" style:font-pitch="variable"/>
    <style:font-face style:name="Abyssinica SIL:113=1" svg:font-family="'Abyssinica SIL:113=1'" style:font-pitch="variable"/>
    <style:font-face style:name="Abyssinica SIL:114=11" svg:font-family="'Abyssinica SIL:114=1'" style:font-pitch="variable"/>
    <style:font-face style:name="Abyssinica SIL:114=1" svg:font-family="'Abyssinica SIL:114=1'" style:font-adornments="Regular" style:font-pitch="variable"/>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3"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top="0.0598in" fo:margin-bottom="0in"/>
      <style:text-properties style:font-name="Abyssinica SIL Rev:117=1" style:font-name-complex="Abyssinica SIL Rev1"/>
    </style:style>
    <style:style style:name="P2" style:family="paragraph" style:parent-style-name="Standard">
      <style:paragraph-properties fo:margin-top="0.0598in" fo:margin-bottom="0in"/>
      <style:text-properties style:font-name="Abyssinica SIL2" style:font-name-complex="Abyssinica SIL2"/>
    </style:style>
    <style:style style:name="P3" style:family="paragraph" style:parent-style-name="Feature">
      <style:text-properties style:font-name="Abyssinica SIL2"/>
    </style:style>
    <style:style style:name="P4" style:family="paragraph" style:parent-style-name="Feature">
      <style:text-properties style:font-name="Abyssinica SIL2" style:font-name-complex="Abyssinica SIL2"/>
    </style:style>
    <style:style style:name="P5" style:family="paragraph" style:parent-style-name="FeatureList">
      <style:text-properties style:font-name="Abyssinica SIL2" style:font-name-complex="Abyssinica SIL2"/>
    </style:style>
    <style:style style:name="P6" style:family="paragraph" style:parent-style-name="FeatureList">
      <style:text-properties fo:color="#000000" style:font-name="Abyssinica SIL2" style:font-name-complex="Abyssinica SIL2"/>
    </style:style>
    <style:style style:name="P7" style:family="paragraph" style:parent-style-name="Feature">
      <style:paragraph-properties fo:keep-with-next="always"/>
      <style:text-properties style:font-name="Abyssinica SIL2"/>
    </style:style>
    <style:style style:name="P8" style:family="paragraph" style:parent-style-name="Standard" style:master-page-name="Standard">
      <style:paragraph-properties fo:text-align="center" style:justify-single-word="false" style:page-number="auto"/>
      <style:text-properties style:font-name="Abyssinica SIL2" fo:font-size="13pt" style:font-size-asian="13pt" style:font-name-complex="Abyssinica SIL2" style:font-size-complex="13pt"/>
    </style:style>
    <style:style style:name="P9" style:family="paragraph" style:parent-style-name="Feature">
      <style:text-properties style:font-name="Abyssinica SIL2" style:font-name-complex="Abyssinica SIL2"/>
    </style:style>
    <style:style style:name="T1" style:family="text">
      <style:text-properties fo:color="#000000"/>
    </style:style>
    <style:style style:name="T2" style:family="text">
      <style:text-properties fo:color="#000000" style:text-line-through-style="none" style:text-position="0% 100%" fo:letter-spacing="normal" fo:language="en" fo:country="US" fo:font-style="normal" style:text-underline-style="none" fo:font-weight="normal" style:font-name-asian="Abyssinica SIL Rev" style:font-style-asian="normal" style:font-weight-asian="normal" style:font-style-complex="normal" style:font-weight-complex="normal" style:text-emphasize="none" style:text-scale="100%"/>
    </style:style>
    <style:style style:name="T3" style:family="text">
      <style:text-properties fo:color="#000000" style:text-line-through-style="none" style:text-position="0% 100%" style:font-name="Abyssinica SIL:114=11" fo:letter-spacing="normal" fo:language="en" fo:country="US" fo:font-style="normal" style:text-underline-style="none" fo:font-weight="normal" style:font-name-asian="Abyssinica SIL Rev" style:font-style-asian="normal" style:font-weight-asian="normal" style:font-style-complex="normal" style:font-weight-complex="normal" style:text-emphasize="none" style:text-scale="100%"/>
    </style:style>
    <style:style style:name="T4" style:family="text">
      <style:text-properties style:font-name="Arial Narrow"/>
    </style:style>
    <style:style style:name="T5" style:family="text">
      <style:text-properties style:font-name="Abyssinica SIL2"/>
    </style:style>
    <style:style style:name="T6" style:family="text">
      <style:text-properties style:font-name-complex="Abyssinica SIL:101=1"/>
    </style:style>
    <style:style style:name="T7" style:family="text">
      <style:text-properties style:font-name-complex="Abyssinica SIL:102=1"/>
    </style:style>
    <style:style style:name="T8" style:family="text">
      <style:text-properties style:font-name-complex="Abyssinica SIL:103=1"/>
    </style:style>
    <style:style style:name="T9" style:family="text">
      <style:text-properties style:font-name-complex="Abyssinica SIL:104=1"/>
    </style:style>
    <style:style style:name="T10" style:family="text">
      <style:text-properties style:font-name-complex="Abyssinica SIL:105=1"/>
    </style:style>
    <style:style style:name="T11" style:family="text">
      <style:text-properties style:font-name="Abyssinica SIL:106=1"/>
    </style:style>
    <style:style style:name="T12" style:family="text">
      <style:text-properties style:font-name-complex="Abyssinica SIL:107=1"/>
    </style:style>
    <style:style style:name="T13" style:family="text">
      <style:text-properties style:font-name-complex="Abyssinica SIL:108=1"/>
    </style:style>
    <style:style style:name="T14" style:family="text">
      <style:text-properties style:font-name-complex="Abyssinica SIL:109=1"/>
    </style:style>
    <style:style style:name="T15" style:family="text">
      <style:text-properties style:font-name="Abyssinica SIL:110=1"/>
    </style:style>
    <style:style style:name="T16" style:family="text">
      <style:text-properties style:font-name="Abyssinica SIL:111=1"/>
    </style:style>
    <style:style style:name="T17" style:family="text">
      <style:text-properties style:font-name="Abyssinica SIL" fo:font-size="11pt"/>
    </style:style>
    <style:style style:name="T18" style:family="text">
      <style:text-properties style:font-name-complex="Abyssinica SIL:112=1"/>
    </style:style>
    <style:style style:name="T19" style:family="text">
      <style:text-properties style:font-name-complex="Abyssinica SIL:113=1"/>
    </style:style>
    <style:style style:name="T20" style:family="text">
      <style:text-properties style:font-name="Abyssinica SIL:114=11" style:font-name-complex="Abyssinica SIL2"/>
    </style:style>
    <style:style style:name="T21" style:family="text">
      <style:text-properties style:font-name="Abyssinica SIL:114=11" fo:font-size="10pt" style:font-size-asian="10pt" style:font-name-complex="Abyssinica SIL2" style:font-size-complex="10pt"/>
    </style:style>
    <style:style style:name="T22" style:family="text">
      <style:text-properties fo:font-size="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Font features in Abyssinica SIL</text:p>
      <text:p text:style-name="P1"><text:span text:style-name="T20">When Abyssinica SIL is used in applications that support Graphite, and that provide an appropriate user interface, various user-controllable font features are available that allow access to alternatively-designed glyphs that might be preferable for use in some contexts. In the Graphite version of OpenOffice 3.2</text:span><text:span text:style-name="Footnote_20_Symbol"><text:span text:style-name="T21"><text:note text:id="ftn1" text:note-class="footnote"><text:note-citation>1</text:note-citation><text:note-body><text:p text:style-name="Footnote"><text:span text:style-name="Default_20_Paragraph_20_Font"><text:span text:style-name="T4"><text:s/></text:span></text:span><text:span text:style-name="Default_20_Paragraph_20_Font"><text:span text:style-name="T5">Download here: </text:span></text:span><text:a xlink:type="simple" xlink:href="http://www.openoffice.org/"><text:span text:style-name="Default_20_Paragraph_20_Font"><text:span text:style-name="T5">http://www.openoffice.org/</text:span></text:span></text:a><text:span text:style-name="Default_20_Paragraph_20_Font"><text:span text:style-name="T5">. </text:span></text:span></text:p></text:note-body></text:note></text:span></text:span><text:span text:style-name="T20"> the font features can be turned on by choosing the font (ie Abyssinica SIL), followed by a colon, followed by the feature ID, and then followed by the feature setting. So, for example, if the Archaic Oromo dda forms are desired, the font selection would be “Abyssinica SIL:101=1”. If you wish to apply two (or more) features, you can separate them with an “&amp;”. Thus, “Abyssinica SIL:101=1&amp;102=1” would apply “Archaic Oromo dda forms” plus the “Gumuz nya forms” feature. This particular paragraph has “latin” punctuation turned on so that the punctuation and numbers have a less Ethiopic feel (Abyssinica SIL:114=1). The next paragraph does not have “latin” punctuation turned on. You should see a difference in the style of numbers and quotation marks.</text:span></text:p>
      <text:p text:style-name="P2">For applications which support OpenType Stylistic Sets, such Word 2010 and InDesign CS 4+, the Stylistic Set number is given. In InDesign, from the “Character” palette select “OpenType / Stylistic Sets” and then choose the Set(s) you want to apply to the text you have selected. You must either have “[no language]” selected or an Ethiopic language selected in order for the Stylistic sets to work (Stylistic Sets 1-13 will not work if “English” is selected). In Word 2010, Stylistic Sets are also available. Choose “Font / Advanced tab.” Select “Opentype Features / Stylistic Sets” and then choose the set you want to apply to the text you have selected. At this point, Word 2010 does not have a user interface for selecting more than one Stylistic Set at a time. Publisher 2010 also supports Stylistic Sets. However, at this point it does not have support for the Ethiopic script. Thus, the only Stylistic Set available for use is Stylistic Set 14 which turns off Ethiopic-style punctuation when you wish to use Latin-style punctuation. </text:p>
      <text:p text:style-name="Feature">Archaic Oromo dda forms (Stylistic Set 1, Graphite id:101) (U+12F8..U+12FE) </text:p>
      <text:p text:style-name="P5">Default:<text:tab/><text:tab/>ዸ ዹ ዺ ዻ ዼ ዽ ዾ </text:p>
      <text:p text:style-name="P5">Feature on:<text:tab/><text:span text:style-name="T6">ዸ ዹ ዺ ዻ ዼ ዽ ዾ</text:span></text:p>
      <text:p text:style-name="Feature">Gumuz nya forms (Stylistic Set 2, Graphite id:102) (U+1298..U+129F) </text:p>
      <text:p text:style-name="P5">Default:<text:tab/><text:tab/>ኘ ኙ ኚ ኛ ኜ ኝ ኞ ኟ </text:p>
      <text:p text:style-name="P5">Feature on:<text:tab/><text:span text:style-name="T7">ኘ ኙ ኚ ኛ ኜ ኝ ኞ ኟ (this will be the default form if an application supports the Gumuz language)</text:span></text:p>
      <text:p text:style-name="Feature">Old Style forms (Stylistic Set 3, Graphite id:103) (U+1297 U+12C3 U+12E5 U+1313 <text:span text:style-name="T1">U+133F </text:span>U+134F)</text:p>
      <text:p text:style-name="P5">Default:<text:tab/><text:tab/>ኗ ዃ ዥ ጓ <text:span text:style-name="T1">ጿ</text:span> ፏ <text:s/></text:p>
      <text:p text:style-name="P5">Feature on:<text:tab/><text:span text:style-name="T8">ኗ ዃ ዥ ጓ ፇ ፏ </text:span><text:s/></text:p>
      <text:p text:style-name="P4">Disconnected gga forms (Stylistic Set 4, Graphite id:104) (U+1318..U+131F)</text:p>
      <text:p text:style-name="P5">Default:<text:tab/><text:tab/>ጘ ጙ ጚ ጛ ጜ ጝ ጞ <text:s/></text:p>
      <text:p text:style-name="P5">Feature on:<text:tab/><text:span text:style-name="T9">ጘ ጙ ጚ ጛ ጜ ጝ ጞ</text:span> </text:p>
      <text:p text:style-name="P4">Sebat Bet gwaa form (Stylistic Set 5, Graphite id:105) (U+1313)</text:p>
      <text:p text:style-name="P5">Default:<text:tab/><text:tab/>ጓ <text:s/></text:p>
      <text:p text:style-name="P5">Feature on:<text:tab/><text:span text:style-name="T10">ጓ</text:span> (this will be the default form if an application supports the Sebat Bet language)</text:p>
      <text:p text:style-name="P4"/>
      <text:p text:style-name="P4"><text:soft-page-break/>Leslau’s Sebat Bet alternates (Stylistic Set 6, Graphite id:106) (U+1381 U+1383 U+1387 U+138B U+138F))</text:p>
      <text:p text:style-name="P5">Default:<text:tab/><text:tab/>ᎁ ᎃ ᎇ ᎋ ᎏ </text:p>
      <text:p text:style-name="P5">Feature on:<text:tab/><text:span text:style-name="T11">ᎁ ᎃ ᎇ ᎋ ᎏ</text:span> </text:p>
      <text:p text:style-name="P4">Sebat Bet xwa forms (Stylistic Set 7, Graphite id:107) (U+1288 U+128A U+128B U+128C U+128D) </text:p>
      <text:p text:style-name="P5">Default:<text:tab/><text:tab/><text:span text:style-name="T1">ኈ ኊ ኋ ኌ ኍ </text:span></text:p>
      <text:p text:style-name="P6">Feature on:<text:tab/><text:span text:style-name="T12">ኈ ኊ ኋ </text:span><text:span text:style-name="T12">ኌ</text:span><text:span text:style-name="T12"> ኍ</text:span></text:p>
      <text:p text:style-name="P4">Sebat Bet 3rd form alternates (Stylistic Set 8, Graphite id:108) (U+124A U+12B2 U+12C2 U+1312 U+1381 U+1385 U+138D)</text:p>
      <text:p text:style-name="P5">Default:<text:tab/><text:tab/>ቊ ኲ ዂ ጒ ᎁ ᎅ ᎍ </text:p>
      <text:p text:style-name="P5">Feature on:<text:tab/><text:span text:style-name="T13">ቊ ኲ ዂ ጒ ᎁ ᎅ ᎍ </text:span></text:p>
      <text:p text:style-name="P4">Sebat Bet 6th form alternates (Stylistic Set 9, Graphite id:109) (U+124D U+12B5 U+12C5 U+1315)</text:p>
      <text:p text:style-name="P5">Default:<text:tab/><text:tab/>ቍ ኵ ዅ ጕ </text:p>
      <text:p text:style-name="P5">Feature on:<text:tab/><text:span text:style-name="T14">ቍ ኵ ዅ ጕ </text:span></text:p>
      <text:p text:style-name="P4">Sebat Bet <text:span text:style-name="T1">mwe</text:span> alternate (Stylistic Set 10, Graphite id:110) (U+1383)</text:p>
      <text:p text:style-name="P5">Default:<text:tab/><text:tab/>ᎃ </text:p>
      <text:p text:style-name="P5">Feature on:<text:tab/><text:span text:style-name="T15">ᎃ</text:span></text:p>
      <text:p text:style-name="P4">Traditional fwee alternate (Stylistic Set 11, Graphite id:111) (U+138A)</text:p>
      <text:p text:style-name="P5">Default:<text:tab/><text:tab/>ᎊ </text:p>
      <text:p text:style-name="P5">Feature on:<text:tab/><text:span text:style-name="T16">ᎊ</text:span> </text:p>
      <text:p text:style-name="P3">Typewriter ggwaa alternate (Stylistic Set 12, Graphite id:112) (U+131F)</text:p>
      <text:p text:style-name="P5">Default:<text:tab/><text:tab/>ጟ </text:p>
      <text:p text:style-name="P5">Feature on:<text:tab/><text:span text:style-name="T18">ጟ</text:span> </text:p>
      <text:p text:style-name="P4">xoa alternate (Stylistic Set 13, Graphite id:113) (U+1287)</text:p>
      <text:p text:style-name="P5">Default:<text:tab/><text:tab/>ኇ</text:p>
      <text:p text:style-name="P5">Feature on:<text:tab/><text:span text:style-name="T19">ኇ</text:span> </text:p>
      <text:p text:style-name="P7">Latin punctuation (Stylistic Set 14, Graphite id:114) (U+00A1 U+0021 U+0024 U+20AC U+0025 U+002A U+002B U+00D7 U+002F U+003D U+003F U+0030 U+0031 U+0032 U+0033 U+0034 U+0035 U+0036 U+0037 U+0038 U+0039 U+2070 U+00B9 U+00B2 U+00B3 U+2074 U+2075 U+2076 U+2077 U+2078 U+2079 U+00A9 U+00AB U+00BB U+2039 U+203A U+201C U+201D U+2018 U+2019)</text:p>
      <text:p text:style-name="P5">Default:<text:tab/><text:tab/><text:span text:style-name="T2">¡!$€%*+×/=?0123456789⁰¹²³⁴⁵⁶⁷⁸⁹©«»‹›“”‘’</text:span></text:p>
      <text:p text:style-name="P5">Feature on:<text:tab/><text:span text:style-name="T3">¡!$€%*+×/=?0123456789⁰¹²³⁴⁵⁶⁷⁸⁹©«»‹›“”‘’</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byssinica SIL" svg:font-family="'Abyssinica SIL'"/>
    <style:font-face style:name="Abyssinica SIL Rev" svg:font-family="'Abyssinica SIL Rev'"/>
    <style:font-face style:name="Mangal1" svg:font-family="Mangal"/>
    <style:font-face style:name="Times New Roman1" svg:font-family="'Times New Roman'" style:font-family-generic="roman"/>
    <style:font-face style:name="Arial2" svg:font-family="Arial" style:font-family-generic="swiss"/>
    <style:font-face style:name="Abyssinica SIL2" svg:font-family="'Abyssinica SIL'" style:font-pitch="variable"/>
    <style:font-face style:name="Abyssinica SIL1" svg:font-family="'Abyssinica SIL'" style:font-adornments="Regular" style:font-pitch="variable"/>
    <style:font-face style:name="Abyssinica SIL Rev1" svg:font-family="'Abyssinica SIL Rev'" style:font-pitch="variable"/>
    <style:font-face style:name="Abyssinica SIL Rev:117=1" svg:font-family="'Abyssinica SIL Rev:117=1'" style:font-pitch="variable"/>
    <style:font-face style:name="Abyssinica SIL:101=1" svg:font-family="'Abyssinica SIL:101=1'" style:font-pitch="variable"/>
    <style:font-face style:name="Abyssinica SIL:102=1" svg:font-family="'Abyssinica SIL:102=1'" style:font-pitch="variable"/>
    <style:font-face style:name="Abyssinica SIL:103=1" svg:font-family="'Abyssinica SIL:103=1'" style:font-pitch="variable"/>
    <style:font-face style:name="Abyssinica SIL:104=1" svg:font-family="'Abyssinica SIL:104=1'" style:font-pitch="variable"/>
    <style:font-face style:name="Abyssinica SIL:105=1" svg:font-family="'Abyssinica SIL:105=1'" style:font-pitch="variable"/>
    <style:font-face style:name="Abyssinica SIL:106=1" svg:font-family="'Abyssinica SIL:106=1'" style:font-pitch="variable"/>
    <style:font-face style:name="Abyssinica SIL:107=1" svg:font-family="'Abyssinica SIL:107=1'" style:font-pitch="variable"/>
    <style:font-face style:name="Abyssinica SIL:108=1" svg:font-family="'Abyssinica SIL:108=1'" style:font-pitch="variable"/>
    <style:font-face style:name="Abyssinica SIL:109=1" svg:font-family="'Abyssinica SIL:109=1'" style:font-pitch="variable"/>
    <style:font-face style:name="Abyssinica SIL:110=1" svg:font-family="'Abyssinica SIL:110=1'" style:font-pitch="variable"/>
    <style:font-face style:name="Abyssinica SIL:111=1" svg:font-family="'Abyssinica SIL:111=1'" style:font-pitch="variable"/>
    <style:font-face style:name="Abyssinica SIL:112=1" svg:font-family="'Abyssinica SIL:112=1'" style:font-pitch="variable"/>
    <style:font-face style:name="Abyssinica SIL:113=1" svg:font-family="'Abyssinica SIL:113=1'" style:font-pitch="variable"/>
    <style:font-face style:name="Abyssinica SIL:114=11" svg:font-family="'Abyssinica SIL:114=1'" style:font-pitch="variable"/>
    <style:font-face style:name="Abyssinica SIL:114=1" svg:font-family="'Abyssinica SIL:114=1'" style:font-adornments="Regular" style:font-pitch="variable"/>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3"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Calibri" fo:font-size="11pt" fo:language="en" fo:country="US" style:letter-kerning="tru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fo:line-height="100%" fo:orphans="2" fo:widows="2" style:writing-mode="lr-tb"/>
      <style:text-properties style:use-window-font-color="true" style:font-name="Times New Roman" fo:font-size="10pt" style:font-name-asian="SimSun" style:font-size-asian="10pt" style:language-asian="zh" style:country-asian="CN" style:font-name-complex="Times New Roman2" style:font-size-complex="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3" style:font-size-complex="16pt" style:font-weight-complex="bold"/>
    </style:style>
    <style:style style:name="_5b_No_20_Paragraph_20_Style_5d_" style:display-name="[No Paragraph Style]" style:family="paragraph">
      <style:paragraph-properties fo:margin-left="0in" fo:margin-right="0in" fo:margin-top="0in" fo:margin-bottom="0in" fo:line-height="120%" fo:text-align="start" style:justify-single-word="false" fo:text-indent="0in" style:auto-text-indent="false" style:text-autospace="none" style:vertical-align="middle"/>
      <style:text-properties fo:color="#000000" style:text-line-through-style="none" style:text-position="0% 100%" style:font-name="Times New Roman1" fo:font-size="12pt" fo:letter-spacing="normal" fo:language="en" fo:country="US"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emphasize="none" style:text-scale="100%"/>
    </style:style>
    <style:style style:name="SS" style:family="paragraph" style:parent-style-name="_5b_No_20_Paragraph_20_Style_5d_">
      <style:paragraph-properties fo:margin-left="0.8335in" fo:margin-right="0in" fo:text-indent="0in" style:auto-text-indent="false"/>
      <style:text-properties style:font-name="Abyssinica SIL Rev" fo:font-size="14pt" style:font-name-asian="Abyssinica SIL Rev" style:font-size-asian="14pt" style:font-name-complex="Abyssinica SIL Rev" style:font-size-complex="14pt"/>
    </style:style>
    <style:style style:name="Header2" style:family="paragraph" style:parent-style-name="_5b_No_20_Paragraph_20_Style_5d_">
      <style:paragraph-properties fo:margin-top="0.0835in" fo:margin-bottom="0in"/>
      <style:text-properties style:font-name="Arial2" fo:font-size="16pt" style:font-name-asian="Arial2" style:font-size-asian="16pt" style:font-name-complex="Arial2" style:font-size-complex="16pt"/>
    </style:style>
    <style:style style:name="Feature" style:family="paragraph" style:parent-style-name="Standard" style:class="text">
      <style:paragraph-properties fo:margin-top="0.0598in" fo:margin-bottom="0in"/>
      <style:text-properties style:font-name="Abyssinica SIL:114=1" style:font-name-complex="Abyssinica SIL Rev1"/>
    </style:style>
    <style:style style:name="FeatureList" style:family="paragraph" style:parent-style-name="Standard" style:class="text">
      <style:paragraph-properties fo:margin-left="0.4925in" fo:margin-right="0in" fo:text-indent="0in" style:auto-text-indent="false"/>
      <style:text-properties style:font-name="Abyssinica SIL1" style:font-name-complex="Abyssinica SIL Rev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Label_20_1" style:display-name="ListLabel 1" style:family="text">
      <style:text-properties style:font-name-complex="Courier New"/>
    </style:style>
    <style:style style:name="Default_20_Paragraph_20_Font" style:display-name="Default Paragraph Font" style:family="text"/>
    <style:style style:name="Heading_20_1_20_Char" style:display-name="Heading 1 Char" style:family="text" style:parent-style-name="Default_20_Paragraph_20_Font"/>
    <style:style style:name="Numbering_20_Symbols" style:display-name="Numbering Symbols" style:family="text"/>
    <style:style style:name="Footnote_20_Symbol" style:display-name="Footnote Symbol" style:family="text" style:parent-style-name="Default_20_Paragraph_20_Font">
      <style:text-properties style:text-position="super 67%"/>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text:list-tab-stop-position="0.15in"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0.15in"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0.15in"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0.15in"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0.15in"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text:list-tab-stop-position="0.15in"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text:list-tab-stop-position="0.15in"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text:list-tab-stop-position="0.15in"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bullet-char="">
        <style:list-level-properties text:list-level-position-and-space-mode="label-alignment">
          <style:list-level-label-alignment text:label-followed-by="listtab" text:list-tab-stop-position="0.15in"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bullet-char="">
        <style:list-level-properties text:list-level-position-and-space-mode="label-alignment">
          <style:list-level-label-alignment text:label-followed-by="listtab" text:list-tab-stop-position="0.15in"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text:list-tab-stop-position="0.15in"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5in" fo:margin-bottom="0.7in" fo:margin-left="0.75in" fo:margin-right="0.7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orna A. Priest</meta:initial-creator>
    <dc:creator>Lorna Priest</dc:creator>
    <meta:editing-cycles>55</meta:editing-cycles>
    <meta:creation-date>2010-10-01T15:19:00</meta:creation-date>
    <dc:date>2010-12-02T12:05:49.35</dc:date>
    <meta:editing-duration>PT04H18M43S</meta:editing-duration>
    <meta:generator>OpenOffice.org/3.2$Win32 OpenOffice.org_project/320m18$Build-9502</meta:generator>
    <meta:printed-by>Lorna Priest</meta:printed-by>
    <meta:print-date>2010-12-02T12:00:56.31</meta:print-date>
    <meta:document-statistic meta:table-count="0" meta:image-count="0" meta:object-count="0" meta:page-count="2" meta:paragraph-count="46" meta:word-count="759" meta:character-count="4323"/>
    <meta:template xlink:type="simple" xlink:actuate="onRequest" xlink:title="Normal" xlink:href=""/>
  </office:meta>
</office:document-meta>
</file>